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源ノ角ゴシック JP ExtraLight" svg:font-family="'源ノ角ゴシック JP ExtraLight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081cm" fo:min-width="0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029cm" fo:min-width="0cm" fo:padding-top="0.151cm" fo:padding-bottom="0.151cm" fo:padding-left="0.276cm" fo:padding-right="0.276cm"/>
    </style:style>
    <style:style style:name="gr3" style:family="graphic" style:parent-style-name="objectwithoutfill">
      <style:graphic-properties draw:stroke="soli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fo:min-height="0.082cm"/>
    </style:style>
    <style:style style:name="gr5" style:family="graphic" style:parent-style-name="standard">
      <style:graphic-properties draw:stroke="none" svg:stroke-color="#000000" draw:fill="none" draw:fill-color="#ffffff" fo:min-height="0.284cm"/>
    </style:style>
    <style:style style:name="gr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fo:min-height="0.243cm"/>
    </style:style>
    <style:style style:name="gr8" style:family="graphic" style:parent-style-name="standard">
      <style:graphic-properties draw:stroke="none" svg:stroke-color="#000000" draw:fill="none" draw:fill-color="#ffffff" fo:min-height="0.22cm"/>
    </style:style>
    <style:style style:name="gr9" style:family="graphic" style:parent-style-name="standard">
      <style:graphic-properties draw:stroke="none" svg:stroke-color="#000000" draw:fill="none" draw:fill-color="#ffffff" fo:min-height="0.213cm"/>
    </style:style>
    <style:style style:name="gr10" style:family="graphic" style:parent-style-name="objectwithoutfill">
      <style:graphic-properties draw:stroke="dash" draw:stroke-dash="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fo:min-height="0.628cm"/>
    </style:style>
    <style:style style:name="gr12" style:family="graphic" style:parent-style-name="standard">
      <style:graphic-properties draw:stroke="dash" draw:stroke-dash="Dashed_20__28_var_29_" svg:stroke-width="0.053cm" svg:stroke-color="#000000" draw:marker-start-width="0.279cm" draw:marker-end-width="0.279cm" draw:fill="none" draw:textarea-horizontal-align="justify" draw:textarea-vertical-align="middle" draw:auto-grow-height="false" fo:min-height="0.759cm" fo:min-width="9.722cm" fo:padding-top="0.151cm" fo:padding-bottom="0.151cm" fo:padding-left="0.276cm" fo:padding-right="0.276cm"/>
    </style:style>
    <style:style style:name="gr13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0.041cm" fo:min-width="0cm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P3" style:family="paragraph">
      <loext:graphic-properties draw:fill="none" draw:fill-color="#ffffff"/>
      <style:text-properties style:font-name="源ノ角ゴシック JP ExtraLight" fo:font-size="8pt" style:font-name-asian="源ノ角ゴシック JP ExtraLight" style:font-size-asian="8pt" style:font-size-complex="8pt"/>
    </style:style>
    <style:style style:name="P4" style:family="paragraph">
      <loext:graphic-properties draw:fill="none" draw:fill-color="#ffffff"/>
      <style:text-properties style:font-name="源ノ角ゴシック JP ExtraLight" fo:font-size="7pt" style:font-name-asian="源ノ角ゴシック JP ExtraLight" style:font-size-asian="7pt" style:font-size-complex="7pt"/>
    </style:style>
    <style:style style:name="P5" style:family="paragraph">
      <style:text-properties fo:font-size="6pt" style:font-size-asian="6pt" style:font-size-complex="6pt"/>
    </style:style>
    <style:style style:name="P6" style:family="paragraph">
      <loext:graphic-properties draw:fill="none" draw:fill-color="#ffffff"/>
      <style:text-properties style:font-name="源ノ角ゴシック JP ExtraLight" fo:font-size="6pt" style:font-name-asian="源ノ角ゴシック JP ExtraLight" style:font-size-asian="6pt" style:font-size-complex="6pt"/>
    </style:style>
    <style:style style:name="T1" style:family="text">
      <style:text-properties style:font-name="源ノ角ゴシック JP ExtraLight" fo:font-size="8pt" style:font-name-asian="源ノ角ゴシック JP ExtraLight" style:font-size-asian="8pt" style:font-size-complex="8pt"/>
    </style:style>
    <style:style style:name="T2" style:family="text">
      <style:text-properties style:font-name="源ノ角ゴシック JP ExtraLight" fo:font-size="7pt" style:font-name-asian="源ノ角ゴシック JP ExtraLight" style:font-size-asian="7pt" style:font-size-complex="7pt"/>
    </style:style>
    <style:style style:name="T3" style:family="text">
      <style:text-properties style:font-name="源ノ角ゴシック JP ExtraLight" fo:font-size="6pt" style:font-name-asian="源ノ角ゴシック JP ExtraLigh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1" draw:id="id1" draw:layer="layout" svg:width="0.467cm" svg:height="0.467cm" svg:x="6.542cm" svg:y="1.2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0.467cm" svg:height="0.467cm" svg:x="6.996cm" svg:y="2.0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6.776cm" svg:y1="1.709cm" svg:x2="7.229cm" svg:y2="2.088cm" draw:start-shape="id1" draw:start-glue-point="8" draw:end-shape="id2" svg:d="M6776 1709l453 379" svg:viewBox="0 0 454 380">
          <text:p/>
        </draw:connector>
        <draw:frame draw:style-name="gr4" draw:text-style-name="P3" draw:layer="layout" svg:width="2.115cm" svg:height="0.535cm" svg:x="6.938cm" svg:y="1.218cm">
          <draw:text-box>
            <text:p text:style-name="P2"><text:span text:style-name="T1">dc=example <text:s/></text:span></text:p>
          </draw:text-box>
        </draw:frame>
        <draw:frame draw:style-name="gr5" draw:text-style-name="P4" draw:layer="layout" svg:width="2.201cm" svg:height="0.534cm" svg:x="7.331cm" svg:y="1.905cm">
          <draw:text-box>
            <text:p><text:span text:style-name="T2">dc=uranohoshi </text:span></text:p>
          </draw:text-box>
        </draw:frame>
        <draw:custom-shape draw:style-name="gr2" draw:text-style-name="P1" xml:id="id5" draw:id="id5" draw:layer="layout" svg:width="0.467cm" svg:height="0.467cm" svg:x="2.089cm" svg:y="6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4" draw:id="id4" draw:layer="layout" svg:width="0.467cm" svg:height="0.419cm" svg:x="7.396cm" svg:y="5.0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0.467cm" svg:height="0.467cm" svg:x="4.096cm" svg:y="6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1.598cm" svg:height="0.534cm" svg:x="2.133cm" svg:y="3.12cm">
          <draw:text-box>
            <text:p><text:span text:style-name="T2">ou=users</text:span></text:p>
          </draw:text-box>
        </draw:frame>
        <draw:frame draw:style-name="gr7" draw:text-style-name="P6" draw:layer="layout" svg:width="1.811cm" svg:height="0.493cm" svg:x="1.377cm" svg:y="7.196cm">
          <draw:text-box>
            <text:p text:style-name="P5"><text:span text:style-name="T3">mail=yohane</text:span></text:p>
          </draw:text-box>
        </draw:frame>
        <draw:connector draw:style-name="gr3" draw:text-style-name="P1" draw:layer="layout" draw:type="line" svg:x1="6.83cm" svg:y1="3.555cm" svg:x2="7.63cm" svg:y2="5.036cm" draw:start-shape="id3" draw:start-glue-point="8" draw:end-shape="id4" draw:end-glue-point="4" svg:d="M6830 3555l800 1481" svg:viewBox="0 0 801 1482">
          <text:p/>
        </draw:connector>
        <draw:custom-shape draw:style-name="gr2" draw:text-style-name="P1" xml:id="id7" draw:id="id7" draw:layer="layout" svg:width="0.467cm" svg:height="0.467cm" svg:x="6.53cm" svg:y="6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" draw:id="id8" draw:layer="layout" svg:width="0.467cm" svg:height="0.467cm" svg:x="9.996cm" svg:y="6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1.43cm" svg:height="0.47cm" svg:x="3.778cm" svg:y="7.197cm">
          <draw:text-box>
            <text:p text:style-name="P5"><text:span text:style-name="T3">maill=lily</text:span></text:p>
          </draw:text-box>
        </draw:frame>
        <draw:frame draw:style-name="gr9" draw:text-style-name="P6" draw:layer="layout" svg:width="1.573cm" svg:height="0.463cm" svg:x="6.078cm" svg:y="7.197cm">
          <draw:text-box>
            <text:p text:style-name="P5"><text:span text:style-name="T3">mail=mary</text:span></text:p>
          </draw:text-box>
        </draw:frame>
        <draw:frame draw:style-name="gr9" draw:text-style-name="P6" draw:layer="layout" svg:width="1.596cm" svg:height="0.463cm" svg:x="9.579cm" svg:y="7.198cm">
          <draw:text-box>
            <text:p text:style-name="P5"><text:span text:style-name="T3">mail=maru</text:span></text:p>
          </draw:text-box>
        </draw:frame>
        <draw:connector draw:style-name="gr3" draw:text-style-name="P1" draw:layer="layout" draw:type="line" svg:x1="7.396cm" svg:y1="5.245cm" svg:x2="2.488cm" svg:y2="6.796cm" draw:start-shape="id4" draw:end-shape="id5" draw:end-glue-point="11" svg:d="M7396 5245l-4908 1551" svg:viewBox="0 0 4909 1552">
          <text:p/>
        </draw:connector>
        <draw:connector draw:style-name="gr3" draw:text-style-name="P1" draw:layer="layout" draw:type="line" svg:x1="7.464cm" svg:y1="5.394cm" svg:x2="4.495cm" svg:y2="6.756cm" draw:start-shape="id4" draw:start-glue-point="7" draw:end-shape="id6" draw:end-glue-point="11" svg:d="M7464 5394l-2969 1362" svg:viewBox="0 0 2970 1363">
          <text:p/>
        </draw:connector>
        <draw:connector draw:style-name="gr3" draw:text-style-name="P1" draw:layer="layout" draw:type="line" svg:x1="7.63cm" svg:y1="5.455cm" svg:x2="6.764cm" svg:y2="6.688cm" draw:start-shape="id4" draw:start-glue-point="8" draw:end-shape="id7" draw:end-glue-point="4" svg:d="M7630 5455l-866 1233" svg:viewBox="0 0 867 1234">
          <text:p/>
        </draw:connector>
        <draw:connector draw:style-name="gr3" draw:text-style-name="P1" draw:layer="layout" draw:type="line" svg:x1="10.064cm" svg:y1="6.756cm" svg:x2="7.863cm" svg:y2="5.246cm" draw:start-shape="id8" draw:start-glue-point="5" draw:end-shape="id4" draw:end-glue-point="10" svg:d="M10064 6756l-2201-1510" svg:viewBox="0 0 2202 1511">
          <text:p/>
        </draw:connector>
        <draw:line draw:style-name="gr10" draw:text-style-name="P1" draw:layer="layout" svg:x1="7.413cm" svg:y1="6.96cm" svg:x2="9.523cm" svg:y2="6.96cm">
          <text:p/>
        </draw:line>
        <draw:line draw:style-name="gr10" draw:text-style-name="P1" draw:layer="layout" svg:x1="7.915cm" svg:y1="7.541cm" svg:x2="9.194cm" svg:y2="7.552cm">
          <text:p/>
        </draw:line>
        <draw:frame draw:style-name="gr11" draw:text-style-name="P6" draw:layer="layout" svg:width="3.46cm" svg:height="0.887cm" svg:x="7.432cm" svg:y="4.014cm">
          <draw:text-box>
            <text:p text:style-name="P5"><text:span text:style-name="T3">探索の計算量を減らすために、</text:span></text:p>
            <text:p text:style-name="P5"><text:span text:style-name="T3">ou=aliase</text:span><text:span text:style-name="T3">ｓを探査の</text:span></text:p>
            <text:p text:style-name="P5"><text:span text:style-name="T3">起点とする</text:span></text:p>
          </draw:text-box>
        </draw:frame>
        <draw:custom-shape draw:style-name="gr12" draw:text-style-name="P1" draw:layer="layout" svg:width="10.388cm" svg:height="1.175cm" svg:x="1.246cm" svg:y="6.4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" draw:id="id3" draw:layer="layout" svg:width="0.467cm" svg:height="0.467cm" svg:x="6.596cm" svg:y="3.0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2.201cm" svg:height="0.534cm" svg:x="6.921cm" svg:y="2.896cm">
          <draw:text-box>
            <text:p><text:span text:style-name="T2">ou=tables </text:span></text:p>
          </draw:text-box>
        </draw:frame>
        <draw:custom-shape draw:style-name="gr2" draw:text-style-name="P1" xml:id="id9" draw:id="id9" draw:layer="layout" svg:width="0.467cm" svg:height="0.467cm" svg:x="5.096cm" svg:y="3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1" draw:id="id11" draw:layer="layout" svg:width="0.467cm" svg:height="0.467cm" svg:x="11.196cm" svg:y="3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" draw:id="id10" draw:layer="layout" svg:width="0.467cm" svg:height="0.467cm" svg:x="3.563cm" svg:y="3.1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2.201cm" svg:height="0.534cm" svg:x="4.327cm" svg:y="3.123cm">
          <draw:text-box>
            <text:p><text:span text:style-name="T2">ou=canonical</text:span></text:p>
          </draw:text-box>
        </draw:frame>
        <draw:frame draw:style-name="gr5" draw:text-style-name="P4" draw:layer="layout" svg:width="2.201cm" svg:height="0.534cm" svg:x="7.899cm" svg:y="4.903cm">
          <draw:text-box>
            <text:p><text:span text:style-name="T2">ou=aliases</text:span></text:p>
          </draw:text-box>
        </draw:frame>
        <draw:frame draw:style-name="gr5" draw:text-style-name="P4" draw:layer="layout" svg:width="2.201cm" svg:height="0.534cm" svg:x="9.772cm" svg:y="2.896cm">
          <draw:text-box>
            <text:p><text:span text:style-name="T2">ou=transport</text:span></text:p>
          </draw:text-box>
        </draw:frame>
        <draw:connector draw:style-name="gr3" draw:text-style-name="P1" draw:layer="layout" draw:type="line" svg:x1="7.23cm" svg:y1="2.555cm" svg:x2="6.83cm" svg:y2="3.088cm" draw:start-shape="id2" draw:start-glue-point="8" draw:end-shape="id3" draw:end-glue-point="4" svg:d="M7230 2555l-400 533" svg:viewBox="0 0 401 534">
          <text:p/>
        </draw:connector>
        <draw:connector draw:style-name="gr3" draw:text-style-name="P1" draw:layer="layout" draw:type="line" svg:x1="6.664cm" svg:y1="3.487cm" svg:x2="5.33cm" svg:y2="3.588cm" draw:start-shape="id3" draw:start-glue-point="7" draw:end-shape="id9" draw:end-glue-point="4" svg:d="M6664 3487l-1334 101" svg:viewBox="0 0 1335 102">
          <text:p/>
        </draw:connector>
        <draw:connector draw:style-name="gr3" draw:text-style-name="P1" draw:layer="layout" draw:type="line" svg:x1="7.064cm" svg:y1="2.487cm" svg:x2="3.962cm" svg:y2="3.201cm" draw:start-shape="id2" draw:start-glue-point="7" draw:end-shape="id10" draw:end-glue-point="11" svg:d="M7064 2487l-3102 714" svg:viewBox="0 0 3103 715">
          <text:p/>
        </draw:connector>
        <draw:connector draw:style-name="gr3" draw:text-style-name="P1" draw:layer="layout" draw:type="line" svg:x1="6.995cm" svg:y1="3.487cm" svg:x2="11.264cm" svg:y2="3.656cm" draw:start-shape="id3" draw:start-glue-point="9" draw:end-shape="id11" draw:end-glue-point="5" svg:d="M6995 3487l4269 169" svg:viewBox="0 0 4270 170">
          <text:p/>
        </draw:connector>
        <draw:custom-shape draw:style-name="gr13" draw:text-style-name="P1" draw:layer="layout" svg:width="0.954cm" svg:height="1.028cm" svg:x="3.318cm" svg:y="3.58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1" draw:layer="layout" svg:width="0.954cm" svg:height="1.028cm" svg:x="4.819cm" svg:y="4.0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1" draw:layer="layout" svg:width="0.954cm" svg:height="1.028cm" svg:x="10.92cm" svg:y="4.08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源ノ角ゴシック JP ExtraLight" svg:font-family="'源ノ角ゴシック JP ExtraLight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3.6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0T23:11:27.805000000</meta:creation-date>
    <dc:date>2018-12-22T14:58:12.660000000</dc:date>
    <meta:editing-duration>PT8H49M55S</meta:editing-duration>
    <meta:editing-cycles>8</meta:editing-cycles>
    <meta:generator>LibreOffice/5.4.4.2$Windows_X86_64 LibreOffice_project/2524958677847fb3bb44820e40380acbe820f960</meta:generator>
    <meta:document-statistic meta:object-count="39"/>
  </office:meta>
</office:document-meta>
</file>